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Karla" svg:font-family="Karl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12121" style:font-name="Karla" style:font-name-asian="Karla" style:font-name-complex="Karla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39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.no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location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Hyderaba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urgao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odaph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Reliance<text:s/>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Infosy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acebook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Gm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isc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lackberr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pple<text:s/>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merican expres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irtel<text:s/>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ccentur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CarMax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TAT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HE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Larsen and Turbr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Godrej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HP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General Moto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Thyssen krup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ssam tamil nadu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hindra &amp; Mahindr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maharastra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HP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O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odisha<text:s/>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A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OAL India<text:s/>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uttarpraesh<text:s/></text:p>
          </table:table-cell>
          <table:table-cell table:number-columns-repeated="16378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2">
            <text:p>ONC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andra pardesh<text:s/>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SCI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ISR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uzl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Scheinder Electri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BB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eometric Lt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<text:s/>Maruti Suzuki Indi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ajaj Automobil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ercedeez Benz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Brahmo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chlumberge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R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NPCI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BAI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Sundaram-Clayton Group<text:s/>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THD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Toyot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TVS group<text:s/>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RIT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WBSED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ssam tamil nadu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maharastra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odisha<text:s/>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uttarpraesh<text:s/>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andra pardesh<text:s/>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Assistant manager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 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software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-3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4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1">
            <text:p>Business Insights Artificial Intelligence &amp; Intelligent Automation Managing Directo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nag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ackend developer<text:s/>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frontend developer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number-rows-repeated="4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6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/>
          <table:table-cell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5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32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2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/>
          <table:table-cell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3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6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2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4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32" table:style-name="ro1">
          <table:table-cell/>
          <table:table-cell table:style-name="ce3"/>
          <table:table-cell table:number-columns-repeated="16382"/>
        </table:table-row>
        <table:table-row table:number-rows-repeated="14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70"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123" table:style-name="ro1">
          <table:table-cell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2" table:style-name="ro1">
          <table:table-cell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number-rows-repeated="13"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375" table:style-name="ro1">
          <table:table-cell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number-rows-repeated="10" table:style-name="ro1">
          <table:table-cell/>
          <table:table-cell table:style-name="ce3"/>
          <table:table-cell table:style-name="ce1"/>
          <table:table-cell table:style-name="ce3"/>
          <table:table-cell table:number-columns-repeated="16380" table:style-name="ce1"/>
        </table:table-row>
        <table:table-row table:number-rows-repeated="473" table:style-name="ro1">
          <table:table-cell/>
          <table:table-cell table:style-name="ce3"/>
          <table:table-cell table:style-name="ce1"/>
          <table:table-cell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259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63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Karla" svg:font-family="Karla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DELL</meta:initial-creator>
    <dc:creator>DELL</dc:creator>
    <meta:creation-date>2022-06-28T15:44:14Z</meta:creation-date>
    <dc:date>2022-07-09T07:28:15Z</dc:date>
  </office:meta>
</office:document-meta>
</file>